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SUTTA ASIN, CIRCUNCISION LIVIA</text:p>
            <text:p text:style-name="P5"><text:span text:style-name="T15">Dni</text:span><text:span text:style-name="T14">:23957380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CO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SUTTA ASIN, CIRCUNCISION LIVI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395738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HUAMAN SUTTA, JULIO RAM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71222809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8 - Trans. Aer. Caja Pollo Fr Rojo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15</text:p>
          </table:table-cell>
          <table:table-cell table:style-name="Tableau1.D2" office:value-type="string">
            <text:p text:style-name="P18">60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5</text:p>
          </table:table-cell>
          <table:table-cell table:style-name="Tableau1.D2" office:value-type="string">
            <text:p text:style-name="P18">1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7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F. ROJO</text:span></text:p>
          </table:table-cell>
          <table:table-cell table:style-name="Tabla5.A2" office:value-type="string">
            <text:p text:style-name="P1"><text:span text:style-name="T4">1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2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1:34:1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